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93in"/>
    </style:style>
    <style:style style:name="co2" style:family="table-column">
      <style:table-column-properties fo:break-before="auto" style:column-width="3.1457in"/>
    </style:style>
    <style:style style:name="co3" style:family="table-column">
      <style:table-column-properties fo:break-before="auto" style:column-width="5.1236in"/>
    </style:style>
    <style:style style:name="co4" style:family="table-column">
      <style:table-column-properties fo:break-before="auto" style:column-width="3.1354in"/>
    </style:style>
    <style:style style:name="co5" style:family="table-column">
      <style:table-column-properties fo:break-before="auto" style:column-width="3.8016in"/>
    </style:style>
    <style:style style:name="co6" style:family="table-column">
      <style:table-column-properties fo:break-before="auto" style:column-width="2.9717in"/>
    </style:style>
    <style:style style:name="co7" style:family="table-column">
      <style:table-column-properties fo:break-before="auto" style:column-width="0.978in"/>
    </style:style>
    <style:style style:name="co8" style:family="table-column">
      <style:table-column-properties fo:break-before="auto" style:column-width="1.0437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5693in" fo:break-before="auto" style:use-optimal-row-height="false"/>
    </style:style>
    <style:style style:name="ro3" style:family="table-row">
      <style:table-row-properties style:row-height="0.6634in" fo:break-before="auto" style:use-optimal-row-height="false"/>
    </style:style>
    <style:style style:name="ro4" style:family="table-row">
      <style:table-row-properties style:row-height="0.6736in" fo:break-before="auto" style:use-optimal-row-height="false"/>
    </style:style>
    <style:style style:name="ro5" style:family="table-row">
      <style:table-row-properties style:row-height="0.7043in" fo:break-before="auto" style:use-optimal-row-height="false"/>
    </style:style>
    <style:style style:name="ro6" style:family="table-row">
      <style:table-row-properties style:row-height="0.6425in" fo:break-before="auto" style:use-optimal-row-height="false"/>
    </style:style>
    <style:style style:name="ro7" style:family="table-row">
      <style:table-row-properties style:row-height="0.798in" fo:break-before="auto" style:use-optimal-row-height="false"/>
    </style:style>
    <style:style style:name="ro8" style:family="table-row">
      <style:table-row-properties style:row-height="0.9638in" fo:break-before="auto" style:use-optimal-row-height="false"/>
    </style:style>
    <style:style style:name="ro9" style:family="table-row">
      <style:table-row-properties style:row-height="0.6839in" fo:break-before="auto" style:use-optimal-row-height="false"/>
    </style:style>
    <style:style style:name="ro10" style:family="table-row">
      <style:table-row-properties style:row-height="0.2083in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able-cell-properties fo:background-color="#c5e0b4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Excel_20_Built-in_20_Normal">
      <style:text-properties style:font-name="Arial" style:font-name-complex="Arial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0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2" office:value-type="string">
            <text:p>SEO</text:p>
          </table:table-cell>
          <table:table-cell office:value-type="string">
            <text:p>Balise meta</text:p>
          </table:table-cell>
          <table:table-cell office:value-type="string">
            <text:p>Les balises meta description et </text:p>
            <text:p>Title ne sont adaptées.</text:p>
          </table:table-cell>
          <table:table-cell office:value-type="string">
            <text:p>Compléter les balises title et description</text:p>
            <text:p><text:s/>Car elles sont très importantes.</text:p>
          </table:table-cell>
          <table:table-cell office:value-type="string">
            <text:p>Remplir la meta description avec la </text:p>
            <text:p>description du site qui est en dessous du </text:p>
            <text:p>Header et remplir la balise title avec un mot clés.</text:p>
          </table:table-cell>
          <table:table-cell table:number-columns-repeated="1019"/>
        </table:table-row>
        <table:table-row table:style-name="ro3">
          <table:table-cell office:value-type="string">
            <text:p>accessibilité</text:p>
          </table:table-cell>
          <table:table-cell table:style-name="ce3" office:value-type="string">
            <text:p>Certaines couleurs de texte ne </text:p>
            <text:p>sont pas assez lisibles.</text:p>
          </table:table-cell>
          <table:table-cell table:style-name="ce4" office:value-type="string">
            <text:p>Certaines couleurs ne remplissent pas les </text:p>
            <text:p>conditions du niveau AA de WCAG 2.0. </text:p>
          </table:table-cell>
          <table:table-cell office:value-type="string">
            <text:p>Ajouter des couleurs avec un contrast</text:p>
            <text:p>Suffisant valide au niveau AA de WCAG</text:p>
            <text:p>2.0.</text:p>
          </table:table-cell>
          <table:table-cell table:style-name="ce5" office:value-type="string">
            <text:p>Changer la couleur des textes qui sont sur un </text:p>
            <text:p>Background image et des bouttons contacts.</text:p>
          </table:table-cell>
          <table:table-cell table:number-columns-repeated="1019"/>
        </table:table-row>
        <table:table-row table:style-name="ro4">
          <table:table-cell office:value-type="string">
            <text:p>accessibilité</text:p>
          </table:table-cell>
          <table:table-cell table:style-name="ce3" office:value-type="string">
            <text:p>Certaines images n'ont pas </text:p>
            <text:p>D'attribut alt.</text:p>
          </table:table-cell>
          <table:table-cell office:value-type="string">
            <text:p>Certaines images n'ont pas d'attribut “alt“ </text:p>
            <text:p>pour les malvoyants.</text:p>
          </table:table-cell>
          <table:table-cell office:value-type="string">
            <text:p>Toujours ajouter un attribut alt pour les</text:p>
            <text:p><text:s/>Images.</text:p>
          </table:table-cell>
          <table:table-cell table:style-name="ce5" office:value-type="string">
            <text:p>Remplir l'attribut alt des images avec une </text:p>
            <text:p>description de l'images.</text:p>
          </table:table-cell>
          <table:table-cell table:number-columns-repeated="1019"/>
        </table:table-row>
        <table:table-row table:style-name="ro5">
          <table:table-cell office:value-type="string">
            <text:p>SEO</text:p>
          </table:table-cell>
          <table:table-cell table:style-name="ce3" office:value-type="string">
            <text:p>Manque de balises sémantique.</text:p>
          </table:table-cell>
          <table:table-cell office:value-type="string">
            <text:p>Pas assez de balises sémantique pour </text:p>
            <text:p>Faciliter le crawling.</text:p>
          </table:table-cell>
          <table:table-cell office:value-type="string">
            <text:p>Structurer ses pages avec au moin les </text:p>
            <text:p>balises &lt;hearder&gt; &lt;section&gt; et &lt;footer&gt;.</text:p>
          </table:table-cell>
          <table:table-cell table:style-name="ce5" office:value-type="string">
            <text:p>Ajouter les balises sémantiques manquantes</text:p>
            <text:p>(header, section).</text:p>
          </table:table-cell>
          <table:table-cell table:number-columns-repeated="1019"/>
        </table:table-row>
        <table:table-row table:style-name="ro6">
          <table:table-cell office:value-type="string">
            <text:p>SEO</text:p>
          </table:table-cell>
          <table:table-cell office:value-type="string">
            <text:p>Abondance de liens dans le </text:p>
            <text:p>Footer.</text:p>
          </table:table-cell>
          <table:table-cell office:value-type="string">
            <text:p>Trop de liens dans la partie footer du site, il</text:p>
            <text:p><text:s/>faut faire attention à ne pas surcharger </text:p>
            <text:p>la page de liens.</text:p>
          </table:table-cell>
          <table:table-cell office:value-type="string">
            <text:p>Mettre le moins de liens possible qui </text:p>
            <text:p>redirige les utilisateurs.</text:p>
          </table:table-cell>
          <table:table-cell table:style-name="ce5" office:value-type="string">
            <text:p>Retirer les liens des annuaires et ceux des </text:p>
            <text:p>Partenaires.</text:p>
          </table:table-cell>
          <table:table-cell table:number-columns-repeated="1019"/>
        </table:table-row>
        <table:table-row table:style-name="ro6">
          <table:table-cell office:value-type="string">
            <text:p>SEO</text:p>
          </table:table-cell>
          <table:table-cell table:style-name="ce4" office:value-type="string">
            <text:p>Texte cachés sur la page 2,</text:p>
            <text:p><text:s/>qui plus est dans une balise h1 </text:p>
            <text:p>alors que ce n'est pas un titre important.</text:p>
          </table:table-cell>
          <table:table-cell office:value-type="string">
            <text:p>Cacher du contenu important de la page</text:p>
            <text:p>peut être considérer comme une tentative </text:p>
            <text:p>de black-hat par google.</text:p>
          </table:table-cell>
          <table:table-cell office:value-type="string">
            <text:p>Cacher uniquement les choses qui ne </text:p>
            <text:p>doivent pas apparaitre sur la page </text:p>
            <text:p>Normalement.</text:p>
          </table:table-cell>
          <table:table-cell table:style-name="ce5" office:value-type="string">
            <text:p>Rendre visible le texte de la page 2</text:p>
          </table:table-cell>
          <table:table-cell table:number-columns-repeated="1019"/>
        </table:table-row>
        <table:table-row table:style-name="ro7">
          <table:table-cell office:value-type="string">
            <text:p>accessibilité</text:p>
          </table:table-cell>
          <table:table-cell office:value-type="string">
            <text:p>Champ de saisie non pré-remplit </text:p>
            <text:p>sur la page 2.</text:p>
          </table:table-cell>
          <table:table-cell office:value-type="string">
            <text:p>Même si cela parait évident, il faut tout de même ajouter</text:p>
            <text:p><text:s/>Des instructions permet de rendre la navigation</text:p>
            <text:p>des utilisateurs plus agréables.</text:p>
          </table:table-cell>
          <table:table-cell office:value-type="string">
            <text:p>Faciliter le plus possible la navigation</text:p>
            <text:p>Pour les utilisateurs.</text:p>
          </table:table-cell>
          <table:table-cell table:style-name="ce5" office:value-type="string">
            <text:p>Ajouter des messages dans le formulaire.</text:p>
          </table:table-cell>
          <table:table-cell table:number-columns-repeated="1019"/>
        </table:table-row>
        <table:table-row table:style-name="ro8">
          <table:table-cell office:value-type="string">
            <text:p>SEO/ accessibilité</text:p>
          </table:table-cell>
          <table:table-cell office:value-type="string">
            <text:p>Certaines balises alt sont remplit </text:p>
            <text:p>beaucoup de fois avec le même mot et </text:p>
            <text:p>ne decrivent pas correctement l'image.</text:p>
          </table:table-cell>
          <table:table-cell office:value-type="string">
            <text:p>Abuser de la balise alt peut être considéré </text:p>
            <text:p>comme du black hat par le robot de google,</text:p>
            <text:p><text:s/>une indication trompeuse de la balise alt pénalise </text:p>
            <text:p>les malvoyant.</text:p>
          </table:table-cell>
          <table:table-cell office:value-type="string">
            <text:p>Mettre une description de l'attribut alt le</text:p>
            <text:p>plus claire et concret possible.</text:p>
          </table:table-cell>
          <table:table-cell table:style-name="ce5" office:value-type="string">
            <text:p>Remplacer le contenu inadéquat/ dupliquer par une </text:p>
            <text:p>description plus concrète.</text:p>
          </table:table-cell>
          <table:table-cell table:number-columns-repeated="1019"/>
        </table:table-row>
        <table:table-row table:style-name="ro9">
          <table:table-cell office:value-type="string">
            <text:p>SEO</text:p>
          </table:table-cell>
          <table:table-cell office:value-type="string">
            <text:p>Site non valide au validateur w3c</text:p>
          </table:table-cell>
          <table:table-cell office:value-type="string">
            <text:p>Le site contient des erreurs lors de la validation w3c, </text:p>
            <text:p>Ce qui peut affecter le référencement de google.</text:p>
          </table:table-cell>
          <table:table-cell office:value-type="string">
            <text:p>Toujours vérifier la validité de son site </text:p>
            <text:p>dans le validateur w3c.</text:p>
          </table:table-cell>
          <table:table-cell table:style-name="ce5" office:value-type="string">
            <text:p>Remplacer la langue des pages de codes par fr </text:p>
            <text:p>aulieu de default, et rectifier les attributs form dans </text:p>
            <text:p>la page 2.</text:p>
          </table:table-cell>
          <table:table-cell table:number-columns-repeated="1019"/>
        </table:table-row>
        <table:table-row table:style-name="ro4">
          <table:table-cell office:value-type="string">
            <text:p>accessibilité</text:p>
          </table:table-cell>
          <table:table-cell office:value-type="string">
            <text:p>Texte présenté sous forme d'image</text:p>
          </table:table-cell>
          <table:table-cell office:value-type="string">
            <text:p>Les textes sous forme d'image ne permettent pas de </text:p>
            <text:p>redimensionner la police, de la changer si besoin est, ils</text:p>
            <text:p><text:s/>ne sont pas communiqués la plupart du temps au lecteur d'écran.</text:p>
          </table:table-cell>
          <table:table-cell office:value-type="string">
            <text:p>Toujours utiliser des balises adéquats </text:p>
            <text:p>Pour introduire du texte.</text:p>
          </table:table-cell>
          <table:table-cell table:style-name="ce5" office:value-type="string">
            <text:p>Mettre les texte dans des balises &lt;p&gt; ou &lt;h1&gt;-&lt;h6&gt;.</text:p>
          </table:table-cell>
          <table:table-cell table:number-columns-repeated="1019"/>
        </table:table-row>
        <table:table-row table:style-name="ro1" table:number-rows-repeated="4">
          <table:table-cell table:number-columns-repeated="4"/>
          <table:table-cell table:style-name="ce5"/>
          <table:table-cell table:number-columns-repeated="1019"/>
        </table:table-row>
        <table:table-row table:style-name="ro1" table:number-rows-repeated="985">
          <table:table-cell table:number-columns-repeated="1024"/>
        </table:table-row>
        <table:table-row table:style-name="ro10" table:number-rows-repeated="1047575">
          <table:table-cell table:number-columns-repeated="1024"/>
        </table:table-row>
        <table:table-row table:style-name="ro1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R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fr" number:country="RE">
      <number:number number:min-integer-digits="1"/>
    </number:number-style>
    <number:number-style style:name="N8116P0" style:volatile="true" number:language="fr" number:country="RE">
      <number:number number:decimal-places="0" number:min-integer-digits="1" number:grouping="true"/>
    </number:number-style>
    <number:number-style style:name="N8116" number:language="fr" number:country="RE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fr" number:country="RE">
      <number:number number:decimal-places="0" number:min-integer-digits="1" number:grouping="true"/>
    </number:number-style>
    <number:number-style style:name="N8117" number:language="fr" number:country="RE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fr" number:country="RE">
      <number:number number:decimal-places="2" number:min-integer-digits="1" number:grouping="true"/>
    </number:number-style>
    <number:number-style style:name="N8118" number:language="fr" number:country="RE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fr" number:country="RE">
      <number:number number:decimal-places="2" number:min-integer-digits="1" number:grouping="true"/>
    </number:number-style>
    <number:number-style style:name="N8119" number:language="fr" number:country="RE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fr" number:country="RE">
      <number:number number:decimal-places="0" number:min-integer-digits="1" number:grouping="true"/>
      <number:text> </number:text>
    </number:number-style>
    <number:number-style style:name="N8123P1" style:volatile="true" number:language="fr" number:country="RE">
      <number:text>-</number:text>
      <number:number number:decimal-places="0" number:min-integer-digits="1" number:grouping="true"/>
      <number:text> </number:text>
    </number:number-style>
    <number:number-style style:name="N8123P2" style:volatile="true" number:language="fr" number:country="RE">
      <number:text> - </number:text>
    </number:number-style>
    <number:text-style style:name="N8123" number:language="fr" number:country="RE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fr" number:country="RE">
      <number:number number:decimal-places="2" number:min-integer-digits="1" number:grouping="true"/>
      <number:text> </number:text>
    </number:number-style>
    <number:number-style style:name="N8127P1" style:volatile="true" number:language="fr" number:country="RE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fr" number:country="RE">
      <number:text> -</number:text>
      <number:number number:decimal-places="0" number:min-integer-digits="0"/>
      <number:text> </number:text>
    </number:number-style>
    <number:text-style style:name="N8127" number:language="fr" number:country="R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fr" number:country="RE">
      <number:minutes number:style="long"/>
      <number:text>:</number:text>
      <number:seconds number:style="long"/>
    </number:time-style>
    <number:time-style style:name="N8129" number:language="fr" number:country="R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fr" number:country="RE">
      <number:minutes number:style="long"/>
      <number:text>:</number:text>
      <number:seconds number:style="long" number:decimal-places="1"/>
    </number:time-style>
    <number:number-style style:name="N8131" number:language="fr" number:country="R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8">05/18/2021</text:date>, <text:time>16:3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18T16:32:31.50</dc:date>
    <meta:generator>OpenOffice/4.1.7$Win32 OpenOffice.org_project/417m1$Build-9800</meta:generator>
    <meta:editing-duration>PT4H9M37S</meta:editing-duration>
    <meta:editing-cycles>11</meta:editing-cycles>
    <meta:document-statistic meta:table-count="1" meta:cell-count="56" meta:object-count="0"/>
  </office:meta>
</office:document-meta>
</file>